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47cm" fo:min-width="18.4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25cm" fo:min-width="10.2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2.65cm" fo:min-width="9.7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754cm" fo:min-width="9.7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1.25cm" fo:min-width="6.3cm"/>
      <style:paragraph-properties style:writing-mode="lr-tb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3.55cm" fo:min-width="5.9cm"/>
      <style:paragraph-properties style:writing-mode="lr-tb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1.754cm" fo:min-width="5.9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35cm" fo:min-width="5.9cm"/>
      <style:paragraph-properties style:writing-mode="lr-tb"/>
    </style:style>
    <style:style style:name="gr10" style:family="graphic" style:parent-style-name="standard">
      <style:graphic-properties draw:fill-color="#069a2e" draw:textarea-horizontal-align="justify" draw:textarea-vertical-align="middle" draw:auto-grow-height="false" fo:min-height="1.35cm" fo:min-width="5.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00"/>
      <style:paragraph-properties fo:text-align="center" style:writing-mode="lr-tb"/>
    </style:style>
    <style:style style:name="P5" style:family="paragraph">
      <loext:graphic-properties draw:fill-color="#069a2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99cm" svg:height="1.997cm" draw:transform="skewX (-0.000523598775598299) translate (1cm 1cm)">
          <text:p text:style-name="P1">Work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7cm" svg:height="11.5cm" svg:x="1.5cm" svg:y="3.6cm">
          <text:p text:style-name="P1">Current task in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.299cm" svg:height="2.9cm" svg:x="1.704cm" svg:y="7cm">
          <text:p text:style-name="P1">Description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04cm" svg:height="1.187cm" svg:x="10.511cm" svg:y="5.1cm">
          <draw:text-box>
            <text:p/>
          </draw:text-box>
        </draw:frame>
        <draw:custom-shape draw:style-name="gr5" draw:text-style-name="P2" draw:layer="layout" svg:width="10.299cm" svg:height="2.004cm" svg:x="1.704cm" svg:y="10.296cm">
          <text:p text:style-name="P1">Time estima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99cm" svg:height="2.004cm" svg:x="1.704cm" svg:y="4.696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99cm" svg:height="2.004cm" svg:x="1.704cm" svg:y="12.696cm">
          <text:p text:style-name="P1">Due da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cm" svg:height="11.5cm" svg:x="12.7cm" svg:y="3.6cm">
          <text:p text:style-name="P1">Ti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4cm" svg:height="3.8cm" svg:x="12.9cm" svg:y="7cm">
          <text:p text:style-name="P1">Total time spent</text:p>
          <text:p text:style-name="P1">this sessio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4cm" svg:height="2.004cm" svg:x="12.9cm" svg:y="4.696cm">
          <text:p text:style-name="P1">Time started workin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4cm" svg:height="1.6cm" svg:x="12.9cm" svg:y="11.2cm">
          <text:p text:style-name="P1">Pause/unpause tim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4cm" svg:height="1.6cm" svg:x="12.9cm" svg:y="13.1cm">
          <text:p text:style-name="P1">Finish sess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2T09:29:01.700190667</meta:creation-date>
    <dc:date>2020-03-15T12:01:17.710763780</dc:date>
    <meta:editing-duration>PT5M</meta:editing-duration>
    <meta:editing-cycles>2</meta:editing-cycles>
    <meta:generator>LibreOffice/6.3.4.2.0$Linux_X86_64 LibreOffice_project/30$Build-2</meta:generator>
    <meta:document-statistic meta:object-count="12"/>
  </office:meta>
</office:document-meta>
</file>